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ude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JUDE 1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BURDEN TO WARN AGAINST APOSTASY (1:1-3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BURDEN TO WARN AGAINST APOSTASY (1:1-3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Jude's prayer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ude's plan (1: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ude's perception (1:3b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JUDE 1</text:span><text:span text:style-name="a518" text:class-names=""/></text:p>
          </draw:text-box>
          <svg:title/>
          <svg:desc/>
        </draw:frame>
        <draw:frame draw:id="id97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BURDEN TO WARN AGAINST APOSTASY (1:1-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NEED TO WARN AGAINST APOSTASY (1:4a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HISTORICAL EXAMPLES OF APOSTASY (1:5-6, 7b, 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5" draw:style-name="a534" draw:master-page-name="Master1-Layout12-tx-Title-and-Text" presentation:presentation-page-layout-name="Master1-PPL12" draw:id="Slide-260">
        <draw:frame draw:id="id98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HISTORICAL EXAMPLES OF APOSTASY (1:5-6, 7b, 11):<text:s text:c="1"/></text:span><text:span text:style-name="a536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nation of Israel (1: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Fallen angels (1:6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Sodom and Gomorrah (1:7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Cain (1:11a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Balaam (1:11b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Korah (1:11c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UDE 1</text:span><text:span text:style-name="a563" text:class-names=""/></text:p>
          </draw:text-box>
          <svg:title/>
          <svg:desc/>
        </draw:frame>
        <draw:frame draw:id="id101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BURDEN TO WARN AGAINST APOSTASY (1:1-3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NEED TO WARN AGAINST APOSTASY (1:4a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HISTORICAL EXAMPLES OF APOSTASY (1:5-6, 7b, 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CHARACTERISTICS OF APOSTASY (1:4b-4c, 8-10, 16-1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7" draw:style-name="a582" draw:master-page-name="Master1-Layout12-tx-Title-and-Text" presentation:presentation-page-layout-name="Master1-PPL12" draw:id="Slide-262">
        <draw:frame draw:id="id102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CHARACTERISTICS OF APOSTASY (1:4b-4c, 8-10, 16-19)<text:s text:c="1"/></text:span><text:span text:style-name="a584" text:class-names=""/></text:p>
          </draw:text-box>
          <svg:title/>
          <svg:desc/>
        </draw:frame>
        <draw:frame draw:id="id103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Changing God's grace into a license for immorality (1:4b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Denying the deity of Jesus Christ (1:4c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Degrading the human body (1:8a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Rejecting authority (1:8b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landering celestial beings (1:8c-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8" draw:style-name="a606" draw:master-page-name="Master1-Layout12-tx-Title-and-Text" presentation:presentation-page-layout-name="Master1-PPL12" draw:id="Slide-263">
        <draw:frame draw:id="id104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Slandering celestial beings (1:8c-9):<text:s text:c="1"/></text:span><text:span text:style-name="a608" text:class-names=""/></text:p>
          </draw:text-box>
          <svg:title/>
          <svg:desc/>
        </draw:frame>
        <draw:frame draw:id="id105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background (1:8c-9a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back-down (1:9b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9" draw:style-name="a621" draw:master-page-name="Master1-Layout13-twoColTx-Title-and-2-Column-Text" presentation:presentation-page-layout-name="Master1-PPL13" draw:id="Slide-264">
        <draw:frame draw:id="id106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CHARACTERISTICS OF APOSTASY (1:4b-4c, 8-10, 16-19)<text:s text:c="1"/></text:span><text:span text:style-name="a623" text:class-names=""/></text:p>
          </draw:text-box>
          <svg:title/>
          <svg:desc/>
        </draw:frame>
        <draw:frame draw:id="id107" presentation:style-name="a641" draw:name="Text Placeholder 2" svg:x="1.38021in" svg:y="2in" svg:width="4.61632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Changing God's grace into a license for immorality (1:4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Denying the deity of Jesus Christ (1:4c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Degrading the human body (1:8a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Rejecting authority (1:8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  <draw:frame draw:id="id108" presentation:style-name="a660" draw:name="Text Placeholder 3" svg:x="6.16319in" svg:y="2in" svg:width="4.61632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Slandering celestial beings (1:8c-9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Degenerating into brute unreasoning animals (1:10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Faultfinding (1:16a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lattering others only for their own advantage (1:16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Scoffing and divisive, following their own evil instincts, which are totally devoid of God (1:17-19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0" draw:style-name="a661" draw:master-page-name="Master1-Layout12-tx-Title-and-Text" presentation:presentation-page-layout-name="Master1-PPL12" draw:id="Slide-265">
        <draw:frame draw:id="id109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UDE 1</text:span><text:span text:style-name="a663" text:class-names=""/></text:p>
          </draw:text-box>
          <svg:title/>
          <svg:desc/>
        </draw:frame>
        <draw:frame draw:id="id110" presentation:style-name="a684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THE BURDEN TO WARN AGAINST APOSTASY (1:1-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NEED TO WARN AGAINST APOSTASY (1:4a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HISTORICAL EXAMPLES OF APOSTASY (1:5-6, 7b, 1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THE CHARACTERISTICS OF APOSTASY (1:4b-4c, 8-10, 16-19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METAPHORS FOR APOSTASY (1:12-1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1" draw:style-name="a685" draw:master-page-name="Master1-Layout12-tx-Title-and-Text" presentation:presentation-page-layout-name="Master1-PPL12" draw:id="Slide-266">
        <draw:frame draw:id="id111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THE METAPHORS FOR APOSTASY (1:12-13)<text:s text:c="1"/></text:span><text:span text:style-name="a687" text:class-names=""/></text:p>
          </draw:text-box>
          <svg:title/>
          <svg:desc/>
        </draw:frame>
        <draw:frame draw:id="id112" presentation:style-name="a708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Dangerous reefs that can cause shipwrecks (1:12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Self-centered shepherds (1:12b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Waterless clouds (1:12c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Dead autumn trees (1:12d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Wild waves of the sea (1:13a) F. Wandering stars (1:13b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2" draw:style-name="a709" draw:master-page-name="Master1-Layout12-tx-Title-and-Text" presentation:presentation-page-layout-name="Master1-PPL12" draw:id="Slide-267">
        <draw:frame draw:id="id113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JUDE 1</text:span><text:span text:style-name="a711" text:class-names=""/></text:p>
          </draw:text-box>
          <svg:title/>
          <svg:desc/>
        </draw:frame>
        <draw:frame draw:id="id114" presentation:style-name="a735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THE BURDEN TO WARN AGAINST APOSTASY (1:1-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THE NEED TO WARN AGAINST APOSTASY (1:4a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HISTORICAL EXAMPLES OF APOSTASY (1:5-6, 7b, 11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HE CHARACTERISTICS OF APOSTASY (1:4b-4c, 8-10, 16-19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METAPHORS FOR APOSTASY (1:12-1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DIVINE JUDGMENT ON APOSTASY (1:7b, 14-15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3" draw:style-name="a736" draw:master-page-name="Master1-Layout12-tx-Title-and-Text" presentation:presentation-page-layout-name="Master1-PPL12" draw:id="Slide-268">
        <draw:frame draw:id="id115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DIVINE JUDGMENT ON APOSTASY (1:7b, 14-15)<text:s text:c="1"/></text:span><text:span text:style-name="a738" text:class-names=""/></text:p>
          </draw:text-box>
          <svg:title/>
          <svg:desc/>
        </draw:frame>
        <draw:frame draw:id="id116" presentation:style-name="a750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Past judgment (1:7a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Future judgment (1:7b, 14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14" draw:style-name="a751" draw:master-page-name="Master1-Layout13-twoColTx-Title-and-2-Column-Text" presentation:presentation-page-layout-name="Master1-PPL13" draw:id="Slide-269">
        <draw:frame draw:id="id117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JUDE 1</text:span><text:span text:style-name="a753" text:class-names=""/></text:p>
          </draw:text-box>
          <svg:title/>
          <svg:desc/>
        </draw:frame>
        <draw:frame draw:id="id118" presentation:style-name="a768" draw:name="Text Placeholder 2" svg:x="1.38021in" svg:y="2in" svg:width="4.61632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THE BURDEN TO WARN AGAINST APOSTASY (1:1-3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NEED TO WARN AGAINST APOSTASY (1:4a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THE HISTORICAL EXAMPLES OF APOSTASY (1:5-6, 7b, 11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  <draw:frame draw:id="id119" presentation:style-name="a784" draw:name="Text Placeholder 3" svg:x="6.16319in" svg:y="2in" svg:width="4.61632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THE CHARACTERISTICS OF APOSTASY (1:4b-4c, 8-10, 16-19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METAPHORS FOR APOSTASY (1:12-13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HE DIVINE JUDGMENT ON APOSTASY (1:7b, 14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HE SAFEGUARDS AGAINST APOSTASY (1:20-25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15" draw:style-name="a785" draw:master-page-name="Master1-Layout1-title-Title-Slide" presentation:presentation-page-layout-name="Master1-PPL1" draw:id="Slide-270">
        <draw:frame draw:id="id120" presentation:style-name="a789" draw:name="Title 1" svg:x="1.38in" svg:y="0.83in" svg:width="10.3in" svg:height="4.42in" presentation:class="title" presentation:placeholder="false">
          <draw:text-box>
            <text:p text:style-name="a788" text:class-names="" text:cond-style-name=""><text:span text:style-name="a786" text:class-names="">THE SAFEGUARDS AGAINST APOSTASY (1:20-25)<text:s text:c="1"/></text:span><text:span text:style-name="a787" text:class-names=""/></text:p>
          </draw:text-box>
          <svg:title/>
          <svg:desc/>
        </draw:frame>
        <draw:frame draw:id="id121" presentation:style-name="a794" draw:name="Subtitle 2" svg:x="1.38in" svg:y="5.25in" svg:width="10.3in" svg:height="1.85in" presentation:class="subtitle" presentation:placeholder="false">
          <draw:text-box>
            <text:p text:style-name="a791" text:class-names="" text:cond-style-name=""><text:span text:style-name="a790" text:class-names=""><text:s text:c="1"/>The believer and self (1:20-21)<text:s text:c="1"/></text:span></text:p>
            <text:p text:style-name="a793" text:class-names="" text:cond-style-name=""><text:span text:style-name="a792" text:class-names=""/></text:p>
          </draw:text-box>
          <svg:title/>
          <svg:desc/>
        </draw:frame>
      </draw:page>
      <draw:page draw:name="Slide16" draw:style-name="a795" draw:master-page-name="Master1-Layout12-tx-Title-and-Text" presentation:presentation-page-layout-name="Master1-PPL12" draw:id="Slide-271">
        <draw:frame draw:id="id122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The believer and self (1:20-21)<text:s text:c="1"/></text:span><text:span text:style-name="a797" text:class-names=""/></text:p>
          </draw:text-box>
          <svg:title/>
          <svg:desc/>
        </draw:frame>
        <draw:frame draw:id="id123" presentation:style-name="a812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Believers are to build on the Word of God (1:20a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Believers are to pray in the power of God (1:20b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Believers are to remain in the love of God (1:21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17" draw:style-name="a813" draw:master-page-name="Master1-Layout12-tx-Title-and-Text" presentation:presentation-page-layout-name="Master1-PPL12" draw:id="Slide-272">
        <draw:frame draw:id="id124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THE SAFEGUARDS AGAINST APOSTASY (1:20-25)<text:s text:c="1"/></text:span><text:span text:style-name="a815" text:class-names=""/></text:p>
          </draw:text-box>
          <svg:title/>
          <svg:desc/>
        </draw:frame>
        <draw:frame draw:id="id125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believer and self (1:20-21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believer and sinners (1:22-23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18" draw:style-name="a828" draw:master-page-name="Master1-Layout12-tx-Title-and-Text" presentation:presentation-page-layout-name="Master1-PPL12" draw:id="Slide-273">
        <draw:frame draw:id="id126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believer and sinners (1:22-23):<text:s text:c="1"/></text:span><text:span text:style-name="a830" text:class-names=""/></text:p>
          </draw:text-box>
          <svg:title/>
          <svg:desc/>
        </draw:frame>
        <draw:frame draw:id="id127" presentation:style-name="a845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Those who are in great doubt (1:22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ose who are in great danger (1:23a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Those who are in great depravity (1:23b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19" draw:style-name="a846" draw:master-page-name="Master1-Layout12-tx-Title-and-Text" presentation:presentation-page-layout-name="Master1-PPL12" draw:id="Slide-274">
        <draw:frame draw:id="id128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THE SAFEGUARDS AGAINST APOSTASY (1:20-25)<text:s text:c="1"/></text:span><text:span text:style-name="a848" text:class-names=""/></text:p>
          </draw:text-box>
          <svg:title/>
          <svg:desc/>
        </draw:frame>
        <draw:frame draw:id="id129" presentation:style-name="a863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believer and self (1:20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believer and sinners (1:22-2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believer and the Savior (1:24-25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</draw:page>
      <draw:page draw:name="Slide20" draw:style-name="a864" draw:master-page-name="Master1-Layout1-title-Title-Slide" presentation:presentation-page-layout-name="Master1-PPL1" draw:id="Slide-275">
        <draw:frame draw:id="id130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<text:s text:c="1"/>The believer and the Savior (1:24-25)<text:s text:c="1"/></text:span><text:span text:style-name="a866" text:class-names=""/></text:p>
          </draw:text-box>
          <svg:title/>
          <svg:desc/>
        </draw:frame>
        <draw:frame draw:id="id131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Jesus' ministry (1:24)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21" draw:style-name="a874" draw:master-page-name="Master1-Layout12-tx-Title-and-Text" presentation:presentation-page-layout-name="Master1-PPL12" draw:id="Slide-276">
        <draw:frame draw:id="id132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Jesus' ministry (1:24)<text:s text:c="1"/></text:span><text:span text:style-name="a876" text:class-names=""/></text:p>
          </draw:text-box>
          <svg:title/>
          <svg:desc/>
        </draw:frame>
        <draw:frame draw:id="id133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His current ministry (1:24a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His coming ministry (1:24b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2" draw:style-name="a889" draw:master-page-name="Master1-Layout12-tx-Title-and-Text" presentation:presentation-page-layout-name="Master1-PPL12" draw:id="Slide-277">
        <draw:frame draw:id="id134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The believer and the Savior (1:24-25)<text:s text:c="1"/></text:span><text:span text:style-name="a891" text:class-names=""/></text:p>
          </draw:text-box>
          <svg:title/>
          <svg:desc/>
        </draw:frame>
        <draw:frame draw:id="id135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Jesus' ministry (1:24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Jesus' magnificence (1:25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3" draw:style-name="a904" draw:master-page-name="Master1-Layout12-tx-Title-and-Text" presentation:presentation-page-layout-name="Master1-PPL12" draw:id="Slide-278">
        <draw:frame draw:id="id136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THE SAFEGUARDS AGAINST APOSTASY (1:20-25)<text:s text:c="1"/></text:span><text:span text:style-name="a906" text:class-names=""/></text:p>
          </draw:text-box>
          <svg:title/>
          <svg:desc/>
        </draw:frame>
        <draw:frame draw:id="id137" presentation:style-name="a921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he believer and self (1:20-21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believer and sinners (1:22-23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believer and the Savior (1:24-25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4" draw:style-name="a922" draw:master-page-name="Master1-Layout13-twoColTx-Title-and-2-Column-Text" presentation:presentation-page-layout-name="Master1-PPL13" draw:id="Slide-279">
        <draw:frame draw:id="id138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UDE 1</text:span><text:span text:style-name="a924" text:class-names=""/></text:p>
          </draw:text-box>
          <svg:title/>
          <svg:desc/>
        </draw:frame>
        <draw:frame draw:id="id139" presentation:style-name="a939" draw:name="Text Placeholder 2" svg:x="1.38021in" svg:y="2in" svg:width="4.61632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THE BURDEN TO WARN AGAINST APOSTASY (1:1-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THE NEED TO WARN AGAINST APOSTASY (1:4a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THE HISTORICAL EXAMPLES OF APOSTASY (1:5-6, 7b, 11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0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CHARACTERISTICS OF APOSTASY (1:4b-4c, 8-10, 16-19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METAPHORS FOR APOSTASY (1:12-13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DIVINE JUDGMENT ON APOSTASY (1:7b, 14-15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SAFEGUARDS AGAINST APOSTASY (1:20-25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draw:page draw:name="Slide25" draw:style-name="a956" draw:master-page-name="Master1-Layout1-title-Title-Slide" presentation:presentation-page-layout-name="Master1-PPL1" draw:id="Slide-280">
        <draw:frame draw:id="id141" presentation:style-name="a960" draw:name="Title 1" svg:x="1.38in" svg:y="0.83in" svg:width="10.3in" svg:height="4.42in" presentation:class="title" presentation:placeholder="false">
          <draw:text-box>
            <text:p text:style-name="a959" text:class-names="" text:cond-style-name=""><text:span text:style-name="a957" text:class-names="">Jude</text:span><text:span text:style-name="a958" text:class-names=""/></text:p>
          </draw:text-box>
          <svg:title/>
          <svg:desc/>
        </draw:frame>
        <draw:frame draw:id="id142" presentation:style-name="a96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ude</dc:title>
    <meta:initial-creator>David STRICKLAND</meta:initial-creator>
    <dc:creator>David STRICKLAND</dc:creator>
    <meta:creation-date>2020-02-22T17:34:15Z</meta:creation-date>
    <dc:date>2020-02-22T17:34:16Z</dc:date>
    <meta:template xlink:href="BibleStudy" xlink:type="simple"/>
    <meta:editing-cycles>1</meta:editing-cycles>
    <meta:editing-duration>PT0S</meta:editing-duration>
    <meta:document-statistic meta:paragraph-count="110" meta:word-count="902"/>
  </office:meta>
</office:document-meta>
</file>